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abeledTextField.JLabeledTextField( String pLabel , Color b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LabeledTextField.focusGained( FocusEvent pFocus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focusLost( FocusEvent pFocus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LabeledTextField.JLabeledTex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add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JLabeledTextField( String pLabel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abeledTextField.JLabeledTextField( String p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TextField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createTextField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set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LabeledTextField.notify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TextField.getCompon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TextField.setLabel( String p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setText( String p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TextField.remove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